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889AB63CD3F14589.png" manifest:media-type="image/png"/>
  <manifest:file-entry manifest:full-path="Pictures/1000020100000780000004B09444BB42516246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0.9736in, 7.018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61in, 6.1929in, 3.0965in, 6.675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1984in" svg:y="0.052in" svg:width="6.8228in" svg:height="4.1409in" draw:z-index="0"><draw:image xlink:href="Pictures/1000020100000780000004B09444BB42516246FB.png" xlink:type="simple" xlink:show="embed" xlink:actuate="onLoad"/></draw:frame><draw:frame draw:style-name="fr2" draw:name="Image2" text:anchor-type="paragraph" svg:x="0.1563in" svg:y="4.4898in" svg:width="5.6693in" svg:height="5.3583in" draw:z-index="1"><draw:image xlink:href="Pictures/1000020100000780000004B0889AB63CD3F145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9:01:14.793306293</meta:creation-date>
    <dc:date>2017-10-09T09:04:15.602914726</dc:date>
    <meta:editing-duration>PT3M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